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 Mono" svg:font-family="'DejaVu Sans Mono'" style:font-adornments="Libr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734cm"/>
    </style:style>
    <style:style style:name="Tabla1.B" style:family="table-column">
      <style:table-column-properties style:column-width="5.51cm"/>
    </style:style>
    <style:style style:name="Tabla1.C" style:family="table-column">
      <style:table-column-properties style:column-width="7.756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6.925cm" table:align="left"/>
    </style:style>
    <style:style style:name="Tabla2.A" style:family="table-column">
      <style:table-column-properties style:column-width="5.475cm"/>
    </style:style>
    <style:style style:name="Tabla2.B" style:family="table-column">
      <style:table-column-properties style:column-width="11.449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officeooo:rsid="000bef6e" officeooo:paragraph-rsid="000bef6e"/>
    </style:style>
    <style:style style:name="P2" style:family="paragraph" style:parent-style-name="Heading_20_2">
      <style:text-properties style:font-name="Liberation Sans1" officeooo:paragraph-rsid="000bef6e"/>
    </style:style>
    <style:style style:name="P3" style:family="paragraph" style:parent-style-name="Heading_20_3">
      <style:paragraph-properties fo:margin-top="0cm" fo:margin-bottom="0.247cm" style:contextual-spacing="false" fo:line-height="115%"/>
      <style:text-properties style:font-name="Liberation Sans1"/>
    </style:style>
    <style:style style:name="P4" style:family="paragraph" style:parent-style-name="Horizontal_20_Line">
      <style:paragraph-properties fo:margin-top="0cm" fo:margin-bottom="0.247cm" style:contextual-spacing="false" fo:line-height="115%"/>
    </style:style>
    <style:style style:name="P5" style:family="paragraph" style:parent-style-name="Heading_20_2">
      <style:paragraph-properties fo:margin-top="0cm" fo:margin-bottom="0.247cm" style:contextual-spacing="false" fo:line-height="115%"/>
      <style:text-properties style:font-name="Liberation Sans1"/>
    </style:style>
    <style:style style:name="P6" style:family="paragraph" style:parent-style-name="Text_20_body" style:list-style-name="L1"/>
    <style:style style:name="P7" style:family="paragraph" style:parent-style-name="Text_20_body">
      <style:text-properties officeooo:paragraph-rsid="000bef6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scaneo de red</text:h>
      <text:h text:style-name="P2" text:outline-level="2">🔹 Plantillas de Escaneo de Red en Nessus</text:h>
      <text:h text:style-name="P3" text:outline-level="3"><text:span text:style-name="Strong_20_Emphasis">Escaneo de Red Básico (Basic Network Scan)</text:span></text:h>
      <text:p text:style-name="Text_20_body">Realiza un escaneo completo del sistema, adecuado para cualquier host.<text:line-break/>Usa esta plantilla para escanear uno o varios activos con <text:span text:style-name="Strong_20_Emphasis">todos los complementos (plugins)</text:span> de Nessus habilitados.<text:line-break/>Por ejemplo, puedes realizar un <text:span text:style-name="Strong_20_Emphasis">escaneo interno de vulnerabilidades</text:span> sobre los sistemas de tu organización.</text:p>
      <text:p text:style-name="P4"/>
      <text:h text:style-name="P3" text:outline-level="3"><text:span text:style-name="Strong_20_Emphasis">Validación de Credenciales (Credential Validation)</text:span></text:h>
      <text:p text:style-name="Text_20_body">Plantilla de escaneo liviana utilizada para <text:span text:style-name="Strong_20_Emphasis">verificar que los pares de credenciales</text:span> (usuario/contraseña) de Windows y Unix se autentican correctamente en los <text:span text:style-name="Strong_20_Emphasis">objetivos del escaneo</text:span>.<text:line-break/>Utiliza esta plantilla para <text:span text:style-name="Strong_20_Emphasis">diagnosticar rápidamente problemas de credenciales</text:span> dentro de tu red.</text:p>
      <text:p text:style-name="P4"/>
      <text:h text:style-name="P3" text:outline-level="3"><text:span text:style-name="Strong_20_Emphasis">Escaneo Avanzado (Advanced Scan)</text:span></text:h>
      <text:p text:style-name="Text_20_body">El tipo de escaneo más configurable.<text:line-break/>Puedes ajustar esta plantilla para que coincida con cualquier política de escaneo.<text:line-break/>Tiene las mismas configuraciones predeterminadas que el escaneo básico, pero permite opciones adicionales de configuración.</text:p>
      <text:p text:style-name="Text_20_body">📘 <text:span text:style-name="Strong_20_Emphasis">Nota:</text:span><text:line-break/>Las plantillas avanzadas te permiten realizar escaneos más profundos mediante configuraciones personalizadas (por ejemplo, comprobaciones más rápidas o más lentas), pero <text:span text:style-name="Strong_20_Emphasis">una mala configuración puede causar interrupciones o saturación en la red</text:span>.<text:line-break/>Úsalas con precaución.</text:p>
      <text:p text:style-name="Text_20_body">📘 <text:span text:style-name="Strong_20_Emphasis">Nota:</text:span><text:line-break/>Tenable actualiza automáticamente esta plantilla con nuevas familias de plugins que dependen del tráfico de red para su detección.</text:p>
      <text:p text:style-name="P4"/>
      <text:h text:style-name="P3" text:outline-level="3"><text:span text:style-name="Strong_20_Emphasis">Escaneo Avanzado Dinámico (Advanced Dynamic Scan)</text:span></text:h>
      <text:p text:style-name="Text_20_body">Escaneo avanzado sin recomendaciones predefinidas, donde puedes configurar <text:span text:style-name="Strong_20_Emphasis">filtros dinámicos de plugins</text:span> en lugar de seleccionar familias o plugins individuales.<text:line-break/>A medida que Tenable lanza nuevos plugins, cualquier plugin que coincida con tus filtros se añade automáticamente al escaneo o política.<text:line-break/>Esto te permite <text:span text:style-name="Strong_20_Emphasis">personalizar escaneos específicos de vulnerabilidades</text:span> y mantenerlos actualizados automáticamente.</text:p>
      <text:p text:style-name="P4"><text:soft-page-break/></text:p>
      <text:h text:style-name="P3" text:outline-level="3"><text:span text:style-name="Strong_20_Emphasis">Escaneo de Red PCI Interno (Internal PCI Network Scan)</text:span></text:h>
      <text:p text:style-name="Text_20_body">Realiza un <text:span text:style-name="Strong_20_Emphasis">escaneo interno de vulnerabilidades conforme a PCI DSS (requisito 11.2.1)</text:span>.<text:line-break/>Esta plantilla crea escaneos que puedes usar para <text:span text:style-name="Strong_20_Emphasis">cumplir los requisitos de cumplimiento PCI</text:span> y para la <text:span text:style-name="Strong_20_Emphasis">gestión continua de vulnerabilidades</text:span> dentro de tu organización.<text:line-break/>También puedes usarla para realizar <text:span text:style-name="Strong_20_Emphasis">reescaneos</text:span> hasta obtener resultados “limpios” o aprobados.<text:line-break/>Permite proporcionar credenciales para enumerar parches faltantes y vulnerabilidades del lado del cliente.</text:p>
      <text:p text:style-name="Text_20_body">📘 <text:span text:style-name="Strong_20_Emphasis">Nota:</text:span><text:line-break/>Aunque PCI DSS exige evidencia de escaneos exitosos al menos trimestralmente, también debes realizar escaneos <text:span text:style-name="Strong_20_Emphasis">después de cualquier cambio significativo en tu red</text:span> (requisito 11.2.3).</text:p>
      <text:p text:style-name="P4"/>
      <text:h text:style-name="P5" text:outline-level="2">🔹 Configuración de Escaneo y Políticas</text:h>
      <text:h text:style-name="P3" text:outline-level="3"><text:span text:style-name="Strong_20_Emphasis">Objetivos del Escaneo (Scan Targets)</text:span></text:h>
      <text:p text:style-name="Text_20_body">Puedes especificar los <text:span text:style-name="Strong_20_Emphasis">objetivos de un escaneo</text:span> usando diferentes formatos: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Tipo de objetivo</text:p>
            </table:table-cell>
            <table:table-cell table:style-name="Tabla1.A1" office:value-type="string">
              <text:p text:style-name="Table_20_Heading">Ejemplo</text:p>
            </table:table-cell>
            <table:table-cell table:style-name="Tabla1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Dirección IPv4 única</text:span></text:p>
          </table:table-cell>
          <table:table-cell table:style-name="Tabla1.A1" office:value-type="string">
            <text:p text:style-name="Table_20_Contents"><text:span text:style-name="Source_20_Text">192.168.0.1</text:span></text:p>
          </table:table-cell>
          <table:table-cell table:style-name="Tabla1.A1" office:value-type="string">
            <text:p text:style-name="Table_20_Contents">Escanea una sola dirección IPv4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Dirección IPv6 única</text:span></text:p>
          </table:table-cell>
          <table:table-cell table:style-name="Tabla1.A1" office:value-type="string">
            <text:p text:style-name="Table_20_Contents"><text:span text:style-name="Source_20_Text">2001:db8::2120:17ff:fe56:333b</text:span></text:p>
          </table:table-cell>
          <table:table-cell table:style-name="Tabla1.A1" office:value-type="string">
            <text:p text:style-name="Table_20_Contents">Escanea una sola dirección IPv6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Rango IPv4</text:span></text:p>
          </table:table-cell>
          <table:table-cell table:style-name="Tabla1.A1" office:value-type="string">
            <text:p text:style-name="Table_20_Contents"><text:span text:style-name="Source_20_Text">192.168.0.1-192.168.0.255</text:span></text:p>
          </table:table-cell>
          <table:table-cell table:style-name="Tabla1.A1" office:value-type="string">
            <text:p text:style-name="Table_20_Contents">Escanea todas las direcciones dentro del rango especificado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Subred con notación CIDR</text:span></text:p>
          </table:table-cell>
          <table:table-cell table:style-name="Tabla1.A1" office:value-type="string">
            <text:p text:style-name="Table_20_Contents"><text:span text:style-name="Source_20_Text">192.168.0.0/24</text:span></text:p>
          </table:table-cell>
          <table:table-cell table:style-name="Tabla1.A1" office:value-type="string">
            <text:p text:style-name="Table_20_Contents">Escanea todos los hosts de la subred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Subred con máscara de red</text:span></text:p>
          </table:table-cell>
          <table:table-cell table:style-name="Tabla1.A1" office:value-type="string">
            <text:p text:style-name="Table_20_Contents"><text:span text:style-name="Source_20_Text">192.168.0.0/255.255.255.128</text:span></text:p>
          </table:table-cell>
          <table:table-cell table:style-name="Tabla1.A1" office:value-type="string">
            <text:p text:style-name="Table_20_Contents">Igual que la anterior, usando máscara completa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Nombre de host (resoluble)</text:span></text:p>
          </table:table-cell>
          <table:table-cell table:style-name="Tabla1.A1" office:value-type="string">
            <text:p text:style-name="Table_20_Contents"><text:span text:style-name="Source_20_Text">www.example.com</text:span></text:p>
          </table:table-cell>
          <table:table-cell table:style-name="Tabla1.A1" office:value-type="string">
            <text:p text:style-name="Table_20_Contents">Nessus resuelve el nombre y escanea la dirección IP resultante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Archivo de objetivos</text:span></text:p>
          </table:table-cell>
          <table:table-cell table:style-name="Tabla1.A1" office:value-type="string">
            <text:p text:style-name="Table_20_Contents"><text:span text:style-name="Source_20_Text">targets.txt</text:span></text:p>
          </table:table-cell>
          <table:table-cell table:style-name="Tabla1.A1" office:value-type="string">
            <text:p text:style-name="Table_20_Contents">Puedes subir un archivo de texto con una lista de IPs o hosts, una por línea.</text:p>
          </table:table-cell>
        </table:table-row>
      </table:table>
      <text:p text:style-name="Text_20_body">💡 <text:span text:style-name="Strong_20_Emphasis">Consejo:</text:span><text:line-break/>Puedes forzar a Nessus a usar un nombre de host específico con una IP concreta usando el formato <text:span text:style-name="Source_20_Text">hostname[ip]</text:span>, por ejemplo:<text:line-break/><text:span text:style-name="Source_20_Text">server.local[10.0.0.5]</text:span>.</text:p>
      <text:p text:style-name="P4"/>
      <text:h text:style-name="P3" text:outline-level="3"><text:soft-page-break/><text:span text:style-name="Strong_20_Emphasis">Configuraciones Relevantes para Escaneo en Red</text:span></text:h>
      <text:list text:style-name="L1">
        <text:list-item>
          <text:p text:style-name="P6"><text:span text:style-name="Strong_20_Emphasis">Discovery Settings:</text:span> define cómo Nessus descubre hosts, puertos y servicios.</text:p>
        </text:list-item>
        <text:list-item>
          <text:p text:style-name="P6"><text:span text:style-name="Strong_20_Emphasis">Scope Settings:</text:span> determina qué rango o subred analizar.</text:p>
        </text:list-item>
        <text:list-item>
          <text:p text:style-name="P6"><text:span text:style-name="Strong_20_Emphasis">Assessment Settings:</text:span> controla la profundidad de las pruebas y los plugins usados.</text:p>
        </text:list-item>
        <text:list-item>
          <text:p text:style-name="P6"><text:span text:style-name="Strong_20_Emphasis">Advanced Settings:</text:span> ajusta la velocidad del escaneo, número de hilos y límites de red.</text:p>
        </text:list-item>
      </text:list>
      <text:p text:style-name="Text_20_body">Estas configuraciones son las que realmente determinan <text:span text:style-name="Strong_20_Emphasis">cuán amplio o profundo será el escaneo de red</text:span>.</text:p>
      <text:p text:style-name="P4"/>
      <text:h text:style-name="P5" text:outline-level="2">🔹 En Resumen</text:h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Table_20_Heading">Tipo de Escaneo</text:p>
            </table:table-cell>
            <table:table-cell table:style-name="Tabla2.A1" office:value-type="string">
              <text:p text:style-name="Table_20_Heading">Propósito principal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trong_20_Emphasis">Basic Network Scan</text:span></text:p>
          </table:table-cell>
          <table:table-cell table:style-name="Tabla2.A1" office:value-type="string">
            <text:p text:style-name="Table_20_Contents">Escaneo completo de cualquier red o host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redential Validation</text:span></text:p>
          </table:table-cell>
          <table:table-cell table:style-name="Tabla2.A1" office:value-type="string">
            <text:p text:style-name="Table_20_Contents">Verifica credenciales de red antes de un escaneo completo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Advanced Scan</text:span></text:p>
          </table:table-cell>
          <table:table-cell table:style-name="Tabla2.A1" office:value-type="string">
            <text:p text:style-name="Table_20_Contents">Escaneo configurable con opciones personalizadas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Advanced Dynamic Scan</text:span></text:p>
          </table:table-cell>
          <table:table-cell table:style-name="Tabla2.A1" office:value-type="string">
            <text:p text:style-name="Table_20_Contents">Escaneo automatizado con filtros de plugins dinámicos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Internal PCI Network Scan</text:span></text:p>
          </table:table-cell>
          <table:table-cell table:style-name="Tabla2.A1" office:value-type="string">
            <text:p text:style-name="Table_20_Contents">Escaneo de red interno para cumplimiento PCI DSS.</text:p>
          </table:table-cell>
        </table:table-row>
      </table:table>
      <text:p text:style-name="P7"><text:s/></text:p>
      <text:p text:style-name="P7"/>
      <text:p text:style-name="P7"><text:a xlink:type="simple" xlink:href="https://docs.tenable.com/nessus/10_9/Content/PDF/Nessus_10_9.pdf#page=373&amp;zoom=100,58,302" text:style-name="Internet_20_link" text:visited-style-name="Visited_20_Internet_20_Link">https://docs.tenable.com/nessus/10_9/Content/PDF/Nessus_10_9.pdf#page=373&amp;zoom=100,58,302</text:a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 Mono" svg:font-family="'DejaVu Sans Mono'" style:font-adornments="Libr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ódigo" style:family="paragraph" style:parent-style-name="Standard" style:master-page-name="">
      <loext:graphic-properties draw:fill="solid" draw:fill-color="#dedce6"/>
      <style:paragraph-properties style:page-number="auto" fo:background-color="#dedce6" fo:padding="0.25cm" fo:border="0.06pt solid #000000" style:shadow="#808080 0.176cm 0.176cm">
        <style:tab-stops/>
      </style:paragraph-properties>
      <style:text-properties style:font-name="DejaVu Sans Mono" fo:font-family="'DejaVu Sans Mono'" style:font-style-name="Libro" style:font-family-generic="modern" style:font-pitch="fixe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svg:width="0.041cm" fo:min-height="0.041cm" text:anchor-type="paragraph" svg:x="0cm" svg:y="0cm" style:wrap="none" style:vertical-pos="top" style:vertical-rel="paragraph" style:horizontal-pos="center" style:horizontal-rel="paragraph" fo:background-color="transparent" draw:fill="none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7T20:38:19.526917463</meta:creation-date>
    <dc:title>apuntes</dc:title>
    <meta:editing-duration>PT33S</meta:editing-duration>
    <meta:editing-cycles>2</meta:editing-cycles>
    <meta:generator>LibreOffice/25.2.3.2$Linux_X86_64 LibreOffice_project/520$Build-2</meta:generator>
    <dc:date>2025-10-07T20:38:52.742413230</dc:date>
    <meta:document-statistic meta:table-count="2" meta:image-count="0" meta:object-count="0" meta:page-count="3" meta:paragraph-count="65" meta:word-count="624" meta:character-count="4456" meta:non-whitespace-character-count="3899"/>
    <meta:template xlink:type="simple" xlink:actuate="onRequest" xlink:title="apuntes" xlink:href="../../../../Plantillas/apuntes.ott" meta:date="2025-10-07T20:38:19.149670455"/>
  </office:meta>
</office:document-meta>
</file>